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Footer">
      <style:paragraph-properties fo:text-align="center" style:justify-single-word="false"/>
      <style:text-properties officeooo:rsid="00024ab3" officeooo:paragraph-rsid="00024ab3"/>
    </style:style>
    <style:style style:name="P2" style:family="paragraph" style:parent-style-name="Subtitle">
      <style:text-properties style:font-name="Georgia"/>
    </style:style>
    <style:style style:name="P3" style:family="paragraph" style:parent-style-name="Header">
      <style:text-properties officeooo:rsid="000c2c87" officeooo:paragraph-rsid="00024ab3"/>
    </style:style>
    <style:style style:name="P4" style:family="paragraph" style:parent-style-name="Text_20_body">
      <style:paragraph-properties fo:text-align="center" style:justify-single-word="false"/>
      <style:text-properties style:font-name="Georgia" officeooo:rsid="000df871" officeooo:paragraph-rsid="000df871"/>
    </style:style>
    <style:style style:name="P5" style:family="paragraph" style:parent-style-name="Text_20_body">
      <style:paragraph-properties fo:text-align="start" style:justify-single-word="false"/>
      <style:text-properties style:font-name="Georgia" officeooo:rsid="000df871" officeooo:paragraph-rsid="000df871"/>
    </style:style>
    <style:style style:name="P6" style:family="paragraph" style:parent-style-name="Text_20_body">
      <style:paragraph-properties fo:text-align="center" style:justify-single-word="false"/>
      <style:text-properties style:font-name="Georgia" officeooo:rsid="0013ba0a" officeooo:paragraph-rsid="0013ba0a"/>
    </style:style>
    <style:style style:name="P7" style:family="paragraph" style:parent-style-name="Title">
      <style:text-properties style:font-name="Georgia" officeooo:rsid="000df871" officeooo:paragraph-rsid="000df871"/>
    </style:style>
    <style:style style:name="T1" style:family="text">
      <style:text-properties officeooo:rsid="000f1627"/>
    </style:style>
    <style:style style:name="T2" style:family="text">
      <style:text-properties officeooo:rsid="001011dc"/>
    </style:style>
    <style:style style:name="T3" style:family="text">
      <style:text-properties officeooo:rsid="0010d1ea"/>
    </style:style>
    <style:style style:name="T4" style:family="text">
      <style:text-properties fo:font-style="italic" officeooo:rsid="0010d1ea" style:font-style-asian="italic" style:font-style-complex="italic"/>
    </style:style>
    <style:style style:name="T5" style:family="text">
      <style:text-properties officeooo:rsid="0011c0cf"/>
    </style:style>
    <style:style style:name="T6" style:family="text">
      <style:text-properties officeooo:rsid="0012115b"/>
    </style:style>
    <style:style style:name="T7" style:family="text">
      <style:text-properties officeooo:rsid="0013ba0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eath Wish</text:p>
      <text:p text:style-name="P2">305</text:p>
      <text:p text:style-name="P4">by Kyle Eggleston</text:p>
      <text:p text:style-name="P6"/>
      <text:p text:style-name="P5"><text:tab/><text:span text:style-name="T1">Bert McDuff strolled through Crimson Gamma on his way towards Jack O’Brien’s office. </text:span><text:span text:style-name="T2">He had some important information to share with the major. Bert rehearsed what he was going to say to Jack over and over in his head. As he reached the office and entered, Bert noticed Jack wasn’t there.</text:span></text:p>
      <text:p text:style-name="P5"><text:tab/><text:span text:style-name="T3">Reaching into his pocket, Bert pulled out his comm unit. “Computer, locate Major Jack O’Brien.” He ordered.</text:span></text:p>
      <text:p text:style-name="P5"><text:tab/>“<text:span text:style-name="T3">Major O’Brien is not on the station.” The computer replied.</text:span></text:p>
      <text:p text:style-name="P5"><text:tab/><text:span text:style-name="T3">Bert sighed. “When did he leave?”</text:span></text:p>
      <text:p text:style-name="P5"><text:tab/>“<text:span text:style-name="T3">Oh eight hundred hours.” The computer said.</text:span></text:p>
      <text:p text:style-name="P5"><text:tab/><text:span text:style-name="T3">Bert checked the time, </text:span><text:span text:style-name="T4">that was over an hour ago</text:span><text:span text:style-name="T3">. He thought. “</text:span><text:span text:style-name="T5">When is he scheduled back?” Bert asked.</text:span></text:p>
      <text:p text:style-name="P5"><text:tab/><text:span text:style-name="T5">The computer beeped an error beep. “Unknown.”</text:span></text:p>
      <text:p text:style-name="P5"><text:tab/><text:span text:style-name="T6">Placing his hands on his hips, Bert grew frustrated. “Alright, alert me the moment he returns to the station.” He walked out of Jack’s office. </text:span><text:span text:style-name="T7">Bert would have to wait until the major returned to the station in order to talk with hi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1</text:page-count>) <text:date style:data-style-name="N37" text:date-value="2026-03-02T20:32:38.871813328">03/02/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02T20:32:38.790040993</dc:date>
    <meta:editing-duration>PT49M11S</meta:editing-duration>
    <meta:editing-cycles>15</meta:editing-cycles>
    <meta:generator>LibreOffice/24.2.7.2$Linux_X86_64 LibreOffice_project/420$Build-2</meta:generator>
    <meta:print-date>2023-11-18T19:55:35.459000000</meta:print-date>
    <meta:printed-by>PDF files</meta:printed-by>
    <meta:document-statistic meta:table-count="0" meta:image-count="0" meta:object-count="0" meta:page-count="1" meta:paragraph-count="13" meta:word-count="176" meta:character-count="1003" meta:non-whitespace-character-count="832"/>
  </office:meta>
</office:document-meta>
</file>